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6cm" fo:min-width="27.29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text-properties fo:color="#ccccff" style:font-name="Trebuchet MS" fo:font-size="128pt" fo:font-weight="bold"/>
    </style:style>
    <style:style style:name="T1" style:family="text">
      <style:text-properties fo:color="#ccccff" style:font-name="Trebuchet MS" fo:font-size="12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299cm" svg:height="5.251cm" draw:transform="skewX (1.03928042719101E-016) rotate (0.937939940021753) translate (0.592cm 22.934cm)">
          <draw:text-box>
            <text:p text:style-name="P1"><text:span text:style-name="T1">Lorem ips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8cm" fo:margin-bottom="1.299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creation-date>2006-02-02T01:28:44</meta:creation-date>
    <dc:date>2006-02-02T01:45:08</dc:date>
    <dc:language>en-US</dc:language>
    <meta:editing-cycles>3</meta:editing-cycles>
    <meta:editing-duration>PT10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